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845cm"/>
      <style:paragraph-properties style:writing-mode="lr-tb"/>
    </style:style>
    <style:style style:name="gr2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2" style:family="graphic" style:parent-style-name="standard">
      <style:graphic-properties svg:stroke-width="0.053cm" svg:stroke-color="#ffff6d" draw:marker-start-width="0.279cm" draw:marker-end-width="0.279cm" draw:fill="none" draw:textarea-horizontal-align="justify" draw:textarea-vertical-align="middle" draw:auto-grow-height="false" fo:min-height="0.35cm" fo:min-width="0.7cm" fo:padding-top="0.151cm" fo:padding-bottom="0.151cm" fo:padding-left="0.276cm" fo:padding-right="0.276cm"/>
    </style:style>
    <style:style style:name="gr33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4" style:family="graphic" style:parent-style-name="standard">
      <style:graphic-properties draw:stroke="none" draw:fill-color="#40ae99" draw:textarea-horizontal-align="justify" draw:textarea-vertical-align="middle" draw:auto-grow-height="false" fo:min-height="2.566cm" fo:min-width="0cm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6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7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8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39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20pt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loext:graphic-properties draw:fill-color="#c9211e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3" style:family="paragraph">
      <loext:graphic-properties draw:fill-color="#8d1d75"/>
      <style:paragraph-properties fo:text-align="center"/>
      <style:text-properties fo:language="fr" fo:country="FR"/>
    </style:style>
    <style:style style:name="P34" style:family="paragraph">
      <loext:graphic-properties draw:fill-color="#f6f9d4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7" style:family="paragraph">
      <loext:graphic-properties draw:fill-color="#40ae99"/>
      <style:paragraph-properties fo:text-align="center"/>
      <style:text-properties fo:language="fr" fo:country="FR"/>
    </style:style>
    <style:style style:name="P38" style:family="paragraph">
      <loext:graphic-properties draw:fill-color="#069a2e"/>
      <style:paragraph-properties fo:text-align="center"/>
      <style:text-properties fo:language="fr" fo:country="FR"/>
    </style:style>
    <style:style style:name="P39" style:family="paragraph">
      <loext:graphic-properties draw:fill-color="#158466"/>
      <style:paragraph-properties fo:text-align="center"/>
      <style:text-properties fo:language="fr" fo:country="FR"/>
    </style:style>
    <style:style style:name="P40" style:family="paragraph">
      <loext:graphic-properties draw:fill-color="#77bc65"/>
      <style:paragraph-properties fo:text-align="center"/>
      <style:text-properties fo:language="fr" fo:country="FR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ffffff" loext:opacity="100%"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font-size="20pt" fo:language="fr" fo:country="FR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0" style:family="text">
      <style:text-properties fo:font-size="20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7" style:family="text">
      <style:text-properties fo:font-size="18pt"/>
    </style:style>
    <style:style style:name="T2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2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07cm 15.72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66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arriva la propriété "float"</text:span></text:p>
                <text:list>
                  <text:list-item>
                    <text:p text:style-name="P1"><text:span text:style-name="T12">A éviter. Crée plein d'effets de bord</text:span><text:span text:style-name="T13"> </text:span><text:span text:style-name="T14">fastidieux à corriger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66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67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Nouveauté CSS 3</text:span></text:p>
                <text:list>
                  <text:list-item>
                    <text:p text:style-name="P1"><text:span text:style-name="T16">Nécessite un navigateur moderne</text:span></text:p>
                  </text:list-item>
                </text:list>
              </text:list-item>
              <text:list-item>
                <text:p text:style-name="P11"><text:span text:style-name="T16">Petit frère de flexbox</text:span></text:p>
              </text:list-item>
              <text:list-item>
                <text:p text:style-name="P11"><text:span text:style-name="T16">Permet la mise en page en grille</text:span></text:p>
                <text:list>
                  <text:list-item>
                    <text:p text:style-name="P1"><text:span text:style-name="T16">Pallie aux limites de flexbox</text:span></text:p>
                  </text:list-item>
                </text:list>
              </text:list-item>
              <text:list-item>
                <text:p text:style-name="P1"><text:span text:style-name="T16">Divise l’espace en régions de tailles égales ou différentes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1cm 15.17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Gestion du placement des éléments sur deux dimensions (ligne et colonne)</text:span></text:p>
                <text:list>
                  <text:list-item>
                    <text:p text:style-name="P1"><text:span text:style-name="T16">Flexbox ne gère qu’une dimension</text:span></text:p>
                  </text:list-item>
                </text:list>
              </text:list-item>
              <text:list-item>
                <text:p text:style-name="P1"><text:span text:style-name="T16">Géré par tous les navigateurs modernes</text:span></text:p>
                <text:list>
                  <text:list-item>
                    <text:p text:style-name="P1"><text:span text:style-name="T16">PC et terminaux mobiles</text:span></text:p>
                  </text:list-item>
                </text:list>
              </text:list-item>
              <text:list-item>
                <text:p text:style-name="P19"><text:span text:style-name="T16">Affichage en “bloc”</text:span></text:p>
                <text:list>
                  <text:list-item>
                    <text:p text:style-name="P1"><text:span text:style-name="T16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1cm 15.17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6">Possibilité de faire une grille dans une autre</text:span></text:p>
              </text:list-item>
              <text:list-item>
                <text:p text:style-name="P11"><text:span text:style-name="T16">Permet de faire des grilles inégales</text:span></text:p>
                <text:list>
                  <text:list-item>
                    <text:p text:style-name="P1"><text:span text:style-name="T16">Lignes et colonnes de tailles différentes</text:span></text:p>
                  </text:list-item>
                  <text:list-item>
                    <text:p text:style-name="P1"><text:span text:style-name="T16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1cm 15.17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Comme pour flexbox, c’est le parent qui définit ce type de mise en p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1cm 15.17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7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16.2cm" svg:height="0.962cm" svg:x="5.9cm" svg:y="13.8cm">
          <draw:text-box>
            <text:p text:style-name="P20">Notre sélecteur est de type grid maintenant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6">grid-template-rows : définit les lignes</text:span></text:p>
              </text:list-item>
              <text:list-item>
                <text:p text:style-name="P11"><text:span text:style-name="T16">grid-template-columns : définit les colonnes</text:span></text:p>
              </text:list-item>
              <text:list-item>
                <text:p text:style-name="P11"><text:span text:style-name="T16">gap : espacement des gouttières</text:span></text:p>
                <text:list>
                  <text:list-item>
                    <text:p text:style-name="P1"><text:span text:style-name="T16">Fonctionne également avec flexbox</text:span></text:p>
                  </text:list-item>
                </text:list>
              </text:list-item>
              <text:list-item>
                <text:p text:style-name="P11"><text:span text:style-name="T16">align-items, justify-items : comme dans flexbox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#propriétés_css" xlink:type="simple">https://developer.mozilla.org/fr/docs/Web/CSS/CSS_grid_layout#propri%C3%A9t%C3%A9s_c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lignes de la grille</text:span></text:p>
                <text:list>
                  <text:list-item>
                    <text:p text:style-name="P1"><text:span text:style-name="T16">Nombre infini (comme pour les colonnes)</text:span></text:p>
                  </text:list-item>
                </text:list>
              </text:list-item>
              <text:list-item>
                <text:p text:style-name="P1"><text:span text:style-name="T16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7" draw:layer="layout" svg:width="24cm" svg:height="1.673cm" svg:x="2cm" svg:y="9.81cm">
          <draw:text-box>
            <text:p text:style-name="P20"><text:span text:style-name="T20">Maintenant, nous avons six colonnes mais...</text:span>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Ne fonctionne qu’avec les propriétés “grid-template-columns” et “grid-template-rows”</text:span></text:p>
              </text:list-item>
              <text:list-item>
                <text:p text:style-name="P1"><text:span text:style-name="T16">Permet de répéter une valeur de grille </text:span></text:p>
              </text:list-item>
              <text:list-item>
                <text:p text:style-name="P1"><text:span text:style-name="T16">Accepte deux arguments :</text:span></text:p>
                <text:list>
                  <text:list-item>
                    <text:p text:style-name="P1"><text:span text:style-name="T16">Nombre de répétitions</text:span></text:p>
                  </text:list-item>
                  <text:list-item>
                    <text:p text:style-name="P1"><text:span text:style-name="T16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1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Permet également de gérer un nombre infini de répétition</text:span></text:p>
                <text:list>
                  <text:list-item>
                    <text:p text:style-name="P1"><text:span text:style-name="T16">auto-fit : Prend plus d’espace s’il y en a</text:span></text:p>
                  </text:list-item>
                  <text:list-item>
                    <text:p text:style-name="P1"><text:span text:style-name="T16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20" draw:text-style-name="P30" draw:layer="layout" svg:width="25.8cm" svg:height="2.384cm" svg:x="1.1cm" svg:y="10.8cm">
          <draw:text-box>
            <text:p text:style-name="P20"><text:span text:style-name="T21">La différence se constate plutôt avec les colonnes (columns), pas les lignes (rows)</text:span></text:p>
          </draw:text-box>
        </draw:frame>
        <draw:frame draw:style-name="gr21" draw:text-style-name="P13" draw:layer="layout" svg:width="25.147cm" svg:height="1.673cm" svg:x="1.02cm" svg:y="13.90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8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1" draw:layer="layout" svg:width="24.8cm" svg:height="1.673cm" svg:x="1.6cm" svg:y="12.8cm">
          <draw:text-box>
            <text:p text:style-name="P20"><text:span text:style-name="T22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auto-fit / auto-fill peuvent fonctionner sans minmax()</text:span></text:p>
                <text:list>
                  <text:list-item>
                    <text:p text:style-name="P1"><text:span text:style-name="T16">Dans ce cas le comportement habituel de ces deux valeurs ne sera pas pris en compt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1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colonnes de la grille</text:span></text:p>
                <text:list>
                  <text:list-item>
                    <text:p text:style-name="P1"><text:span text:style-name="T16">Nombre infini (comme pour les lignes)</text:span></text:p>
                  </text:list-item>
                </text:list>
              </text:list-item>
              <text:list-item>
                <text:p text:style-name="P1"><text:span text:style-name="T16">La valeur “none” annule la grille</text:span></text:p>
                <text:p text:style-name="P1"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Les enfants occupent naturellement la grille</text:span></text:p>
                <text:list>
                  <text:list-item>
                    <text:p text:style-name="P1"><text:span text:style-name="T23">Ex : trois colonnes → </text:span><text:span text:style-name="T24">Premier</text:span><text:span text:style-name="T23"> élément, </text:span><text:span text:style-name="T24">première</text:span><text:span text:style-name="T23"> colonne. </text:span><text:span text:style-name="T25">Deuxième</text:span><text:span text:style-name="T23"> élément, </text:span><text:span text:style-name="T25">deuxième</text:span><text:span text:style-name="T23"> colonne</text:span><text:span text:style-name="T16">. </text:span><text:span text:style-name="T26">Troisième</text:span><text:span text:style-name="T16"> élément, </text:span><text:span text:style-name="T26">troisième</text:span><text:span text:style-name="T16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2" draw:layer="layout" svg:width="24cm" svg:height="2.384cm" svg:x="2cm" svg:y="11.9cm">
          <draw:text-box>
            <text:p text:style-name="P20"><text:span text:style-name="T27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Représente une fraction de l’espace restant</text:span></text:p>
                <text:list>
                  <text:list-item>
                    <text:p text:style-name="P1"><text:span text:style-name="T16">1fr = 100 % de l’espace restant</text:span></text:p>
                  </text:list-item>
                </text:list>
              </text:list-item>
              <text:list-item>
                <text:p text:style-name="P1"><text:span text:style-name="T16">Accepte une valeur décimale positive</text:span></text:p>
              </text:list-item>
              <text:list-item>
                <text:p text:style-name="P1"><text:span text:style-name="T16">Prend en compte les gouttières dans le calcul </text:span></text:p>
                <text:list>
                  <text:list-item>
                    <text:p text:style-name="P1"><text:span text:style-name="T16">Contrairement à l’unité %</text:span></text:p>
                  </text:list-item>
                </text:list>
              </text:list-item>
              <text:list-item>
                <text:p text:style-name="P1"><text:span text:style-name="T23">A préférer l’unité fr </text:span><text:span text:style-name="T16">à l’unité %</text:span></text:p>
              </text:list-item>
              <text:list-item>
                <text:p text:style-name="P1"><text:span text:style-name="T16">Unité adaptative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4" draw:layer="layout" svg:width="0.513cm" svg:height="5.833cm" draw:transform="rotate (-1.5707963267949) translate (27.94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513cm" svg:height="5.833cm" draw:transform="rotate (-1.5707963267949) translate (27.9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2" draw:layer="layout" svg:width="24cm" svg:height="1.27cm" svg:x="2cm" svg:y="10.93cm">
          <draw:text-box>
            <text:p text:style-name="P20"><text:span text:style-name="T27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2" draw:layer="layout" svg:width="24cm" svg:height="1.27cm" svg:x="2cm" svg:y="11.73cm">
          <draw:text-box>
            <text:p text:style-name="P20"><text:span text:style-name="T27">Reprenons notre exemple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2" draw:layer="layout" svg:width="24cm" svg:height="1.27cm" svg:x="2cm" svg:y="10.43cm">
          <draw:text-box>
            <text:p text:style-name="P20"><text:span text:style-name="T27">Voilà ce que génère notre navigateur</text:span></text:p>
          </draw:text-box>
        </draw:frame>
        <draw:frame draw:style-name="gr26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2" draw:layer="layout" svg:width="24cm" svg:height="1.673cm" svg:x="2cm" svg:y="10.13cm">
          <draw:text-box>
            <text:p text:style-name="P20"><text:span text:style-name="T27">Voilà que notre navigateur interprète. Il crée des “points” et étire les éléments en fonction de la configuration de la grille</text:span></text:p>
          </draw:text-box>
        </draw:frame>
        <draw:frame draw:style-name="gr27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2" draw:layer="layout" svg:width="24cm" svg:height="1.27cm" svg:x="2cm" svg:y="8.2cm">
          <draw:text-box>
            <text:p text:style-name="P20"><text:span text:style-name="T27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frame presentation:style-name="pr26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Le comptage commence à 1 et finit au nombre de colonnes / lignes + 1</text:span></text:p>
                <text:list>
                  <text:list-item>
                    <text:p text:style-name="P1"><text:span text:style-name="T16">Exemple : Trois colonnes = 1 à 4</text:span></text:p>
                  </text:list-item>
                </text:list>
              </text:list-item>
              <text:list-item>
                <text:p text:style-name="P1"><text:span text:style-name="T16">On peut compter</text:span></text:p>
                <text:list>
                  <text:list-item>
                    <text:p text:style-name="P1"><text:span text:style-name="T16">De gauche à droite : nombres positifs</text:span></text:p>
                  </text:list-item>
                  <text:list-item>
                    <text:p text:style-name="P1"><text:span text:style-name="T16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4" draw:layer="layout" svg:width="0.513cm" svg:height="5.833cm" draw:transform="rotate (-1.5707963267949) translate (27.94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2" draw:layer="layout" svg:width="27.57cm" svg:height="2.384cm" svg:x="0.215cm" svg:y="11.13cm">
          <draw:text-box>
            <text:p text:style-name="P20"><text:span text:style-name="T27">Notre élément occupera deux colonnes grâce à ce code</text:span></text:p>
            <text:p text:style-name="P20"><text:span text:style-name="T27">(le principe est le même avec les lignes et la propriété “grid-row-start” et “grid-row-end”)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3" draw:layer="layout" svg:width="25.147cm" svg:height="3.095cm" svg:x="1.022cm" svg:y="12.38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  <text:list-item>
                <text:p><text:span text:style-name="T9"><text:a xlink:href="https://github.com/DanYellow/cours/raw/refs/heads/main/integration-web-s2/cours-magistraux/numero-2/integration-web-s2_cours-magistraux_numero-2.ressources.zip" xlink:type="simple">https://github.com/DanYellow/cours/raw/refs/heads/main/integration-web-s2/cours-magistraux/numero-2/integration-web-s2_cours-magistraux_numero-2.ressources.zip</text:a></text:span></text:p>
              </text:list-item>
            </text:list>
          </draw:text-box>
        </draw:frame>
        <draw:frame draw:style-name="gr10" draw:text-style-name="P32" draw:layer="layout" svg:width="27.57cm" svg:height="0.962cm" svg:x="0.215cm" svg:y="11.33cm">
          <draw:text-box>
            <text:p text:style-name="P20"><text:span text:style-name="T27">Exemple de réalisation avec CSS Grid (voir sources)</text:span></text:p>
          </draw:text-box>
        </draw:frame>
        <draw:frame draw:style-name="gr2" draw:text-style-name="P5" draw:layer="layout" svg:width="9.5cm" svg:height="9.72cm" svg:x="9.25cm" svg:y="1.6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11" draw:text-style-name="P22" draw:layer="layout" svg:width="0.913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" draw:layer="layout" svg:width="0.913cm" svg:height="14.531cm" draw:transform="rotate (1.5707963267949) translate (-6.27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Chrome et Firefox proposent des aides visuelles pour afficher la grille du conteneur</text:span></text:p>
              </text:list-item>
            </text:list>
          </draw:text-box>
        </draw:frame>
        <draw:frame draw:style-name="gr25" draw:text-style-name="P13" draw:layer="layout" svg:width="25.147cm" svg:height="2.621cm" svg:x="1.023cm" svg:y="12.957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chrome.com/docs/devtools/css/grid?hl=fr" xlink:type="simple">https://developer.chrome.com/docs/devtools/css/grid?hl=fr</text:a></text:span></text:p>
              </text:list-item>
              <text:list-item>
                <text:p><text:span text:style-name="T9"><text:a xlink:href="https://firefox-source-docs.mozilla.org/devtools-user/page_inspector/how_to/examine_grid_layouts/index.html" xlink:type="simple">https://firefox-source-docs.mozilla.org/devtools-user/page_inspector/how_to/examine_grid_layout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30" draw:text-style-name="P22" draw:layer="layout" svg:width="0.913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" draw:layer="layout" svg:width="0.913cm" svg:height="8.889cm" draw:transform="rotate (1.5707963267949) translate (-0.6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2" draw:layer="layout" svg:width="24cm" svg:height="1.27cm" svg:x="2cm" svg:y="14.1cm">
          <draw:text-box>
            <text:p text:style-name="P20"><text:span text:style-name="T27">Après avoir cliqué sur “grid”, notre navigateur affiche notre grille (Chrome)</text:span></text:p>
          </draw:text-box>
        </draw:frame>
        <draw:custom-shape draw:style-name="gr32" draw:text-style-name="P5" draw:layer="layout" svg:width="1.2cm" svg:height="0.6cm" svg:x="4.8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_5f_" presentation:presentation-page-layout-name="AL1T0">
        <office:forms form:automatic-focus="false" form:apply-design-mode="false"/>
        <draw:custom-shape draw:style-name="gr33" draw:text-style-name="P28" draw:layer="layout" svg:width="1.64cm" svg:height="14.531cm" draw:transform="rotate (-1.5707963267949) translate (27.9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Grid (Partie 1/2)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6" draw:layer="layout" svg:width="26.06cm" svg:height="9.904cm" svg:x="1.37cm" svg:y="2.296cm" presentation:class="outline" presentation:user-transformed="true">
          <draw:text-box>
            <text:p text:style-name="P35"><text:span text:style-name="T28">Pré-requis : </text:span></text:p>
            <text:list text:style-name="L2">
              <text:list-item>
                <text:p text:style-name="P11"><text:span text:style-name="T29">Avoir la ressource ressources/css-grid</text:span></text:p>
                <text:p text:style-name="P11"><text:span text:style-name="T29"/></text:p>
              </text:list-item>
            </text:list>
            <text:p text:style-name="P11"><text:span text:style-name="T29">A télécharger ici : </text:span><text:span text:style-name="T30"><text:a xlink:href="https://github.com/DanYellow/cours/raw/refs/heads/main/s3-integration-web/travaux-pratiques/numero-4/s3-integration-web_travaux-pratiques_numero-4.ressources.zip" xlink:type="simple">https://github.com/DanYellow/cours/raw/refs/heads/main/s3-integration-web/travaux-pratiques/numero-4/s3-integration-web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Valeur subgrid</text:span></text:p>
          </draw:text-box>
        </draw:frame>
        <draw:custom-shape draw:style-name="gr34" draw:text-style-name="P37" draw:layer="layout" svg:width="0.913cm" svg:height="8.689cm" draw:transform="rotate (1.5707963267949) translate (-0.4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ermet à un enfant lui-même grid d’avoir la même grille que le parent</text:span></text:p>
                <text:list>
                  <text:list-item>
                    <text:p text:style-name="P1"><text:span text:style-name="T16">Alignement parfait entre les deux</text:span></text:p>
                  </text:list-item>
                </text:list>
              </text:list-item>
              <text:list-item>
                <text:p text:style-name="P1"><text:span text:style-name="T16">Ne s’applique que pour les propriétés CSS</text:span></text:p>
                <text:list>
                  <text:list-item>
                    <text:p text:style-name="P1"><text:span text:style-name="T16">grid-template-columns et grid-template-rows</text:span></text:p>
                  </text:list-item>
                </text:list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Subgrid" xlink:type="simple">https://developer.mozilla.org/fr/docs/Web/CSS/CSS_grid_layout/Subgri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Fonctionnalités supplémentaires</text:span></text:p>
          </draw:text-box>
        </draw:frame>
        <draw:custom-shape draw:style-name="gr36" draw:text-style-name="P38" draw:layer="layout" svg:width="0.913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9" draw:layer="layout" svg:width="0.913cm" svg:height="8.689cm" draw:transform="rotate (1.5707963267949) translate (-0.42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ossibilité de faire une mise en page en “brique”</text:span></text:p>
                <text:list>
                  <text:list-item>
                    <text:p text:style-name="P1"><text:span text:style-name="T16">Propriété “masonry” pas encore gérée par les navigateurs (2024)</text:span></text:p>
                  </text:list-item>
                </text:list>
              </text:list-item>
              <text:list-item>
                <text:p text:style-name="P1"><text:span text:style-name="T16">Possibilité de nommer les cellules (propriété “grid-template-areas”</text:span></text:p>
              </text:list-item>
              <text:list-item>
                <text:p text:style-name="P1"><text:span text:style-name="T16">...</text:span></text:p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Exemples de mises en page avec CSS Grid</text:span></text:p>
          </draw:text-box>
        </draw:frame>
        <draw:custom-shape draw:style-name="gr38" draw:text-style-name="P40" draw:layer="layout" svg:width="0.913cm" svg:height="14.531cm" svg:x="27.258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1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31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31"><text:a xlink:href="https://grid.layoutit.com/" xlink:type="simple">https://grid.layoutit.com/</text:a></text:span></text:p>
                <text:list>
                  <text:list-item>
                    <text:p text:style-name="P1"><text:span text:style-name="T32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onclusion</text:span></text:p>
          </draw:text-box>
        </draw:frame>
        <draw:custom-shape draw:style-name="gr39" draw:text-style-name="P28" draw:layer="layout" svg:width="0.913cm" svg:height="5.931cm" svg:x="27.181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1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2">CSS Grid permet de faire des mises en page complexes</text:span></text:p>
              </text:list-item>
              <text:list-item>
                <text:p text:style-name="P11"><text:span text:style-name="T32">Couvre les 20 % que Flexbox ne peut pas gérer</text:span></text:p>
                <text:list>
                  <text:list-item>
                    <text:p text:style-name="P1"><text:span text:style-name="T32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3" draw:master-page-name="Default" presentation:presentation-page-layout-name="AL3T1">
        <office:forms form:automatic-focus="false" form:apply-design-mode="false"/>
        <draw:frame presentation:style-name="pr34" draw:text-style-name="P26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7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7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8-09T14:14:04.040000000</dc:date>
    <meta:editing-duration>P20DT16H8M59S</meta:editing-duration>
    <meta:editing-cycles>1130</meta:editing-cycles>
    <meta:generator>LibreOffice/7.2.7.2$Windows_X86_64 LibreOffice_project/8d71d29d553c0f7dcbfa38fbfda25ee34cce99a2</meta:generator>
    <meta:document-statistic meta:object-count="316"/>
  </office:meta>
</office:document-meta>
</file>